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4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wall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office:value-type="float" office:value="562278.307516973" calcext:value-type="float">
            <text:p>562,278.31</text:p>
          </table:table-cell>
          <table:table-cell office:value-type="float" office:value="55.88" calcext:value-type="float">
            <text:p>55.88</text:p>
          </table:table-cell>
          <table:table-cell table:formula="of:=[.C1]/1000/[.D1]" office:value-type="float" office:value="10.0622460185571" calcext:value-type="float">
            <text:p>10.06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office:value-type="float" office:value="1211113.4345814" calcext:value-type="float">
            <text:p>1,211,113.43</text:p>
          </table:table-cell>
          <table:table-cell office:value-type="float" office:value="55.88" calcext:value-type="float">
            <text:p>55.88</text:p>
          </table:table-cell>
          <table:table-cell table:formula="of:=[.C2]/1000/[.D2]" office:value-type="float" office:value="21.6734687648784" calcext:value-type="float">
            <text:p>21.67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office:value-type="float" office:value="-845031.222787449" calcext:value-type="float">
            <text:p>-845,031.22</text:p>
          </table:table-cell>
          <table:table-cell office:value-type="float" office:value="55.88" calcext:value-type="float">
            <text:p>55.88</text:p>
          </table:table-cell>
          <table:table-cell table:formula="of:=[.C3]/1000/[.D3]" office:value-type="float" office:value="-15.1222480813788" calcext:value-type="float">
            <text:p>-15.12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office:value-type="float" office:value="-74308.8803702338" calcext:value-type="float">
            <text:p>-74,308.88</text:p>
          </table:table-cell>
          <table:table-cell office:value-type="float" office:value="55.88" calcext:value-type="float">
            <text:p>55.88</text:p>
          </table:table-cell>
          <table:table-cell table:formula="of:=[.C4]/1000/[.D4]" office:value-type="float" office:value="-1.32979385057684" calcext:value-type="float">
            <text:p>-1.33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office:value-type="float" office:value="1762410.23721101" calcext:value-type="float">
            <text:p>1,762,410.24</text:p>
          </table:table-cell>
          <table:table-cell office:value-type="float" office:value="55.88" calcext:value-type="float">
            <text:p>55.88</text:p>
          </table:table-cell>
          <table:table-cell table:formula="of:=[.C5]/1000/[.D5]" office:value-type="float" office:value="31.5391953688441" calcext:value-type="float">
            <text:p>31.5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449192.369331347" calcext:value-type="float">
            <text:p>449,192.3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7]/1000/[.D7]" office:value-type="float" office:value="16.0770354091391" calcext:value-type="float">
            <text:p>16.08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794491.530547397" calcext:value-type="float">
            <text:p>794,491.53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8]/1000/[.D8]" office:value-type="float" office:value="28.4356310145811" calcext:value-type="float">
            <text:p>28.44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277907.865219054" calcext:value-type="float">
            <text:p>277,907.8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9]/1000/[.D9]" office:value-type="float" office:value="9.94659503289384" calcext:value-type="float">
            <text:p>9.9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12749.9295228484" calcext:value-type="float">
            <text:p>-12,749.93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10]/1000/[.D10]" office:value-type="float" office:value="-0.456332481132727" calcext:value-type="float">
            <text:p>-0.46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1149863.26833824" calcext:value-type="float">
            <text:p>1,149,863.2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11]/1000/[.D11]" office:value-type="float" office:value="41.1547340135376" calcext:value-type="float">
            <text:p>41.1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office:value-type="float" office:value="587347.869952698" calcext:value-type="float">
            <text:p>587,347.87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3]/1000/[.D13]" office:value-type="float" office:value="11.9608168035006" calcext:value-type="float">
            <text:p>11.96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office:value-type="float" office:value="1166074.77578667" calcext:value-type="float">
            <text:p>1,166,074.7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4]/1000/[.D14]" office:value-type="float" office:value="23.7460753428639" calcext:value-type="float">
            <text:p>23.75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office:value-type="float" office:value="-3545.87775344499" calcext:value-type="float">
            <text:p>-3,545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5]/1000/[.D15]" office:value-type="float" office:value="-0.0722086456531787" calcext:value-type="float">
            <text:p>-0.07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office:value-type="float" office:value="636673.688136165" calcext:value-type="float">
            <text:p>636,673.69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6]/1000/[.D16]" office:value-type="float" office:value="12.9652932052329" calcext:value-type="float">
            <text:p>12.97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office:value-type="float" office:value="1515750.40335215" calcext:value-type="float">
            <text:p>1,515,750.4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7]/1000/[.D17]" office:value-type="float" office:value="30.866908389039" calcext:value-type="float">
            <text:p>30.8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nowL</text:p>
          </table:table-cell>
          <table:table-cell office:value-type="float" office:value="737578.425460025" calcext:value-type="float">
            <text:p>737,578.43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9]/1000/[.D19]" office:value-type="float" office:value="15.0201284050834" calcext:value-type="float">
            <text:p>15.02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veL</text:p>
          </table:table-cell>
          <table:table-cell office:value-type="float" office:value="1333226.24439601" calcext:value-type="float">
            <text:p>1,333,226.24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0]/1000/[.D20]" office:value-type="float" office:value="27.1499662850978" calcext:value-type="float">
            <text:p>27.15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NS</text:p>
          </table:table-cell>
          <table:table-cell office:value-type="float" office:value="-9722.88410605027" calcext:value-type="float">
            <text:p>-9,722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1]/1000/[.D21]" office:value-type="float" office:value="-0.197997884292149" calcext:value-type="float">
            <text:p>-0.20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WE</text:p>
          </table:table-cell>
          <table:table-cell office:value-type="float" office:value="-648437.504750219" calcext:value-type="float">
            <text:p>-648,437.5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2]/1000/[.D22]" office:value-type="float" office:value="-13.2048528642166" calcext:value-type="float">
            <text:p>-13.20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L</text:p>
          </table:table-cell>
          <table:table-cell office:value-type="float" office:value="1463742.25823617" calcext:value-type="float">
            <text:p>1,463,742.26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3]/1000/[.D23]" office:value-type="float" office:value="29.8078087858138" calcext:value-type="float">
            <text:p>29.81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2:24:00.95417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7T12:24:55.853147086</dc:date>
    <meta:editing-duration>PT12M23S</meta:editing-duration>
    <meta:editing-cycles>3</meta:editing-cycles>
    <meta:generator>LibreOffice/6.0.7.3$Linux_X86_64 LibreOffice_project/00m0$Build-3</meta:generator>
    <meta:document-statistic meta:table-count="1" meta:cell-count="105" meta:object-count="0"/>
  </office:meta>
</office:document-meta>
</file>